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2cm"/>
    </style:style>
    <style:style style:name="co2" style:family="table-column">
      <style:table-column-properties fo:break-before="auto" style:column-width="0.547cm"/>
    </style:style>
    <style:style style:name="co3" style:family="table-column">
      <style:table-column-properties fo:break-before="auto" style:column-width="8.645cm"/>
    </style:style>
    <style:style style:name="co4" style:family="table-column">
      <style:table-column-properties fo:break-before="auto" style:column-width="0.609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7.13cm"/>
    </style:style>
    <style:style style:name="co7" style:family="table-column">
      <style:table-column-properties fo:break-before="auto" style:column-width="0.563cm"/>
    </style:style>
    <style:style style:name="co8" style:family="table-column">
      <style:table-column-properties fo:break-before="auto" style:column-width="1.39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top"/>
    </style:style>
    <style:style style:name="ce17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style:vertical-align="top"/>
    </style:style>
    <style:style style:name="ce30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4" table:default-cell-style-name="ce18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1014" table:default-cell-style-name="ce4"/>
        <table:table-row table:style-name="ro1">
          <table:table-cell table:number-columns-repeated="2"/>
          <table:table-cell table:style-name="ce3" office:value-type="string" calcext:value-type="string">
            <text:p>Состав полного набора для сборки принтера SibRap версии 1.4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Блок электроники RAMPS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2" office:value-type="string" calcext:value-type="string">
            <text:p>'==&gt;</text:p>
          </table:table-cell>
          <table:table-cell table:style-name="ce26" office:value-type="string" calcext:value-type="string">
            <text:p>Плата Arduino MEGA 2560 R3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34" calcext:value-type="float">
            <text:p>34</text:p>
          </table:table-cell>
          <table:table-cell table:style-name="ce1"/>
          <table:table-cell table:number-columns-repeated="1013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Набор шаговых двигателей NEMA17</text:p>
          </table:table-cell>
          <table:table-cell table:style-name="ce14" office:value-type="float" office:value="5" calcext:value-type="float">
            <text:p>5</text:p>
          </table:table-cell>
          <table:table-cell table:style-name="ce19"/>
          <table:table-cell table:style-name="ce23"/>
          <table:table-cell table:style-name="ce6" office:value-type="string" calcext:value-type="string">
            <text:p>Плата RAMPS 1.4 (с клеммами питания и штекером вентилятора)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Направляющие (4х400+2х434 мм)</text:p>
          </table:table-cell>
          <table:table-cell table:style-name="ce14" office:value-type="float" office:value="6" calcext:value-type="float">
            <text:p>6</text:p>
          </table:table-cell>
          <table:table-cell table:style-name="ce19"/>
          <table:table-cell table:style-name="ce23"/>
          <table:table-cell table:style-name="ce6" office:value-type="string" calcext:value-type="string">
            <text:p>Драйвера моторов DRV8825</text:p>
          </table:table-cell>
          <table:table-cell table:style-name="ce14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Шпильки (М8(4x324)+М5(2x330), мм)</text:p>
          </table:table-cell>
          <table:table-cell table:style-name="ce14" office:value-type="float" office:value="6" calcext:value-type="float">
            <text:p>6</text:p>
          </table:table-cell>
          <table:table-cell table:style-name="ce19"/>
          <table:table-cell table:style-name="ce23"/>
          <table:table-cell table:style-name="ce7" office:value-type="string" calcext:value-type="string">
            <text:p>Стойки для плат 10 мм</text:p>
          </table:table-cell>
          <table:table-cell table:style-name="ce14" office:value-type="float" office:value="7" calcext:value-type="float">
            <text:p>7</text:p>
          </table:table-cell>
          <table:table-cell table:style-name="ce19"/>
          <table:table-cell table:style-name="ce28" office:value-type="float" office:value="37" calcext:value-type="float">
            <text:p>37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Шпильки M8 210, 135, 155 мм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style-name="ce23"/>
          <table:table-cell table:style-name="ce11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38" calcext:value-type="float">
            <text:p>38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8" office:value-type="string" calcext:value-type="string">
            <text:p>Нагревательный элемент с керамическим нагревателем</text:p>
          </table:table-cell>
          <table:table-cell table:style-name="ce14"/>
          <table:table-cell table:style-name="ce19"/>
          <table:table-cell table:style-name="ce22" office:value-type="string" calcext:value-type="string">
            <text:p>'==&gt;</text:p>
          </table:table-cell>
          <table:table-cell table:style-name="ce6" office:value-type="string" calcext:value-type="string">
            <text:p>Нагревательный элемент (под керамику)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39" calcext:value-type="float">
            <text:p>39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Плита стола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6" office:value-type="string" calcext:value-type="string">
            <text:p>Тонкая шайба из фторопласта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40" calcext:value-type="float">
            <text:p>40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Дощечка под стол, алюминий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6" office:value-type="string" calcext:value-type="string">
            <text:p>Керамический нагреватель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41" calcext:value-type="float">
            <text:p>41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Нагревательный стол (РЭН)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6" office:value-type="string" calcext:value-type="string">
            <text:p>Датчик сопла до 300 С (термистор NTC)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42" calcext:value-type="float">
            <text:p>42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Ремень GT2 180 см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7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43" calcext:value-type="float">
            <text:p>43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Шкивы для ремней</text:p>
          </table:table-cell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7" office:value-type="string" calcext:value-type="string">
            <text:p>Наконечник диаметр 2,2 мм</text:p>
          </table:table-cell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8" office:value-type="float" office:value="44" calcext:value-type="float">
            <text:p>44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Сопло для 3d-принтера 0.5 мм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7" office:value-type="string" calcext:value-type="string">
            <text:p>Крепежный упорный винт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45" calcext:value-type="float">
            <text:p>45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Детали из АБС-пластика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2" office:value-type="string" calcext:value-type="string">
            <text:p>'==&gt;</text:p>
          </table:table-cell>
          <table:table-cell table:style-name="ce26" office:value-type="string" calcext:value-type="string">
            <text:p>Головка экструдера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style-name="ce28" office:value-type="float" office:value="46" calcext:value-type="float">
            <text:p>46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Подшипники</text:p>
          </table:table-cell>
          <table:table-cell table:style-name="ce14" office:value-type="float" office:value="8" calcext:value-type="float">
            <text:p>8</text:p>
          </table:table-cell>
          <table:table-cell table:style-name="ce19"/>
          <table:table-cell table:style-name="ce23"/>
          <table:table-cell table:style-name="ce6" office:value-type="string" calcext:value-type="string">
            <text:p>Ремень стола</text:p>
          </table:table-cell>
          <table:table-cell table:style-name="ce14" office:value-type="float" office:value="9" calcext:value-type="float">
            <text:p>9</text:p>
          </table:table-cell>
          <table:table-cell table:style-name="ce19"/>
          <table:table-cell table:style-name="ce28"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"/>
          <table:table-cell table:style-name="Default" office:value-type="float" office:value="12" calcext:value-type="float">
            <text:p>12</text:p>
          </table:table-cell>
          <table:table-cell table:style-name="ce6" office:value-type="string" calcext:value-type="string">
            <text:p>Алюминиевая ось под подшипник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10" office:value-type="string" calcext:value-type="string">
            <text:p>Натяжитель экструдера</text:p>
          </table:table-cell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Алюминиевая скоба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6" office:value-type="string" calcext:value-type="string">
            <text:p>Крепления концевых датчиков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style-name="ce28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Алюминиевый радиатор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6" office:value-type="string" calcext:value-type="string">
            <text:p>Держатель разъема Molex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Линейные подшипники LM8UU</text:p>
          </table:table-cell>
          <table:table-cell table:style-name="ce14" office:value-type="float" office:value="12" calcext:value-type="float">
            <text:p>12</text:p>
          </table:table-cell>
          <table:table-cell table:style-name="ce19"/>
          <table:table-cell table:style-name="ce24"/>
          <table:table-cell table:style-name="ce10" office:value-type="string" calcext:value-type="string">
            <text:p>Редуктор большая шестерня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Болт с канавкой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4"/>
          <table:table-cell table:style-name="ce10" office:value-type="string" calcext:value-type="string">
            <text:p>Редуктор малая шестерня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Резиновая трубка, 4 см</text:p>
          </table:table-cell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10" office:value-type="string" calcext:value-type="string">
            <text:p>Направляющие (детали каретки Х)</text:p>
          </table:table-cell>
          <table:table-cell table:style-name="ce14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Стекло 210х210 мм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10" office:value-type="string" calcext:value-type="string">
            <text:p>Хомуты М5</text:p>
          </table:table-cell>
          <table:table-cell table:style-name="ce14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Вентилятор 80х25мм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10" office:value-type="string" calcext:value-type="string">
            <text:p>Ножки стола</text:p>
          </table:table-cell>
          <table:table-cell table:style-name="ce14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Блок питания 12В 15А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4"/>
          <table:table-cell table:style-name="ce10" office:value-type="string" calcext:value-type="string">
            <text:p>Зажимы направляющих Z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28" office:value-type="float" office:value="56" calcext:value-type="float">
            <text:p>56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Клеммы для БП</text:p>
          </table:table-cell>
          <table:table-cell table:style-name="ce14" office:value-type="float" office:value="6" calcext:value-type="float">
            <text:p>6</text:p>
          </table:table-cell>
          <table:table-cell table:style-name="ce19"/>
          <table:table-cell table:style-name="ce24"/>
          <table:table-cell table:style-name="ce10" office:value-type="string" calcext:value-type="string">
            <text:p>Ушки</text:p>
          </table:table-cell>
          <table:table-cell table:style-name="ce15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57" calcext:value-type="float">
            <text:p>57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Концевые датчики</text:p>
          </table:table-cell>
          <table:table-cell table:style-name="ce15" office:value-type="float" office:value="3" calcext:value-type="float">
            <text:p>3</text:p>
          </table:table-cell>
          <table:table-cell table:style-name="ce19"/>
          <table:table-cell table:style-name="ce25"/>
          <table:table-cell table:style-name="ce7" office:value-type="string" calcext:value-type="string">
            <text:p>Держатель катушки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58" calcext:value-type="float">
            <text:p>58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Разъем питания сопла Molex + контакты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7" office:value-type="string" calcext:value-type="string">
            <text:p>Крепление вентилятора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28" office:value-type="float" office:value="59" calcext:value-type="float">
            <text:p>59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10" office:value-type="string" calcext:value-type="string">
            <text:p>Линейка PBS-40</text:p>
          </table:table-cell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7" office:value-type="string" calcext:value-type="string">
            <text:p>Барашек на экструдер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Оргстекло набор деталей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2" office:value-type="string" calcext:value-type="string">
            <text:p>'==&gt;</text:p>
          </table:table-cell>
          <table:table-cell table:style-name="ce26" office:value-type="string" calcext:value-type="string">
            <text:p>Рама 18 мм</text:p>
          </table:table-cell>
          <table:table-cell table:style-name="ce14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Гайки М5 ходовые</text:p>
          </table:table-cell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6" office:value-type="string" calcext:value-type="string">
            <text:p>Мотор Y 8 мм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Клеммы кабеля подключения стола</text:p>
          </table:table-cell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6" office:value-type="string" calcext:value-type="string">
            <text:p>Каретка X 8 мм</text:p>
          </table:table-cell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8" office:value-type="float" office:value="63" calcext:value-type="float">
            <text:p>63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Детали из фторопласта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2" office:value-type="string" calcext:value-type="string">
            <text:p>'==&gt;</text:p>
          </table:table-cell>
          <table:table-cell table:style-name="ce26" office:value-type="string" calcext:value-type="string">
            <text:p>Прижимная шайба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Разъем подключения датчика стола + контакты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6" office:value-type="string" calcext:value-type="string">
            <text:p>Термобарьер (на 1.75 мм) с резьбой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Сетевой шнур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27" office:value-type="string" calcext:value-type="string">
            <text:p>Переходник на 1.75 мм</text:p>
          </table:table-cell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11"/>
        </table:table-row>
        <table:table-row table:style-name="ro5">
          <table:table-cell table:style-name="ce2" table:number-columns-repeated="2"/>
          <table:table-cell table:style-name="ce9" office:value-type="string" calcext:value-type="string">
            <text:p>Крепеж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2" office:value-type="string" calcext:value-type="string">
            <text:p>'==&gt;</text:p>
          </table:table-cell>
          <table:table-cell table:style-name="ce25" office:value-type="string" calcext:value-type="string">
            <text:p>http://github.com/andrewanswer/sibrap/blob/master/sibrap/v1_4/sibrap-kit-metiz-v1-4.ods?raw=true</text:p>
          </table:table-cell>
          <table:table-cell table:style-name="ce25" table:number-columns-repeated="2"/>
          <table:table-cell table:style-name="ce29" office:value-type="float" office:value="67" calcext:value-type="float">
            <text:p>67</text:p>
          </table:table-cell>
          <table:table-cell table:number-columns-repeated="1014"/>
        </table:table-row>
        <table:table-row table:style-name="ro5">
          <table:table-cell table:style-name="ce2" table:number-columns-repeated="2"/>
          <table:table-cell table:style-name="ce9" office:value-type="string" calcext:value-type="string">
            <text:p>Провода, трубка-усадка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2" office:value-type="string" calcext:value-type="string">
            <text:p>'==&gt;</text:p>
          </table:table-cell>
          <table:table-cell table:style-name="ce25" office:value-type="string" calcext:value-type="string">
            <text:p>http://github.com/andrewanswer/sibrap/blob/master/sibrap/v1_4/sibrap-kit-wires-v1-4.ods?raw=true</text:p>
          </table:table-cell>
          <table:table-cell table:style-name="ce23" table:number-columns-repeated="2"/>
          <table:table-cell table:style-name="ce29"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Кабель USB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5" table:number-columns-repeated="2"/>
          <table:table-cell table:style-name="ce23" table:number-columns-repeated="2"/>
          <table:table-cell table:style-name="ce28"/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Катушка АБС-пластика 0,75 кг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2"/>
          <table:table-cell table:style-name="ce25" table:number-columns-repeated="3"/>
          <table:table-cell table:style-name="ce28"/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Банка лака для печати 150 мл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5"/>
          <table:table-cell table:style-name="ce28"/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Канцелярские зажимы 32 мм</text:p>
          </table:table-cell>
          <table:table-cell table:style-name="ce14" office:value-type="float" office:value="4" calcext:value-type="float">
            <text:p>4</text:p>
          </table:table-cell>
          <table:table-cell table:style-name="ce19"/>
          <table:table-cell table:style-name="ce23" table:number-columns-repeated="3"/>
          <table:table-cell table:style-name="ce25"/>
          <table:table-cell table:style-name="ce28"/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11" office:value-type="string" calcext:value-type="string">
            <text:p>Наклейка SibRap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5"/>
          <table:table-cell table:style-name="ce28"/>
          <table:table-cell table:number-columns-repeated="1014"/>
        </table:table-row>
        <table:table-row table:style-name="ro1">
          <table:table-cell table:style-name="ce2"/>
          <table:table-cell/>
          <table:table-cell table:style-name="Default" table:number-columns-repeated="3"/>
          <table:table-cell table:style-name="ce23" table:number-columns-repeated="4"/>
          <table:table-cell table:style-name="ce28"/>
          <table:table-cell table:number-columns-repeated="1014"/>
        </table:table-row>
        <table:table-row table:style-name="ro3">
          <table:table-cell table:number-columns-repeated="2"/>
          <table:table-cell table:style-name="ce12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Default" table:number-columns-repeated="2"/>
          <table:table-cell table:style-name="ce17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3" office:value-type="string" calcext:value-type="string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table-cell table:style-name="Default" table:number-columns-repeated="2"/>
          <table:table-cell table:style-name="ce17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style-name="ce17" table:number-columns-repeated="2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style-name="ce17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20"/>
          <table:table-cell table:style-name="ce17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17"/>
          <table:table-cell table:style-name="ce21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.00.0000</text:date>, <text:time style:data-style-name="N2" text:time-value="10:09:06.3473962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7-29T10:12:36.650314149</dc:date>
    <meta:editing-cycles>98</meta:editing-cycles>
    <meta:editing-duration>P1DT2H32M56S</meta:editing-duration>
    <meta:print-date>2014-04-23T16:22:44.592000000</meta:print-date>
    <meta:document-statistic meta:table-count="3" meta:cell-count="225" meta:object-count="0"/>
  </office:meta>
</office:document-meta>
</file>